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84cad" officeooo:paragraph-rsid="00084cad"/>
    </style:style>
    <style:style style:name="P2" style:family="paragraph" style:parent-style-name="Standard">
      <style:text-properties officeooo:rsid="000a484e" officeooo:paragraph-rsid="000a484e"/>
    </style:style>
    <style:style style:name="P3" style:family="paragraph" style:parent-style-name="Standard">
      <style:text-properties officeooo:rsid="000a8287" officeooo:paragraph-rsid="000a82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ons libératrice: droit de speuples à disposer d’eux même.</text:p>
      <text:p text:style-name="P1"/>
      <text:p text:style-name="P2">Il y aura une guerilla mené par le front de libération nationale</text:p>
      <text:p text:style-name="P2"/>
      <text:p text:style-name="P3">La france envoie des jeunes soldats qui font leurs service militai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35:08.772327147</meta:creation-date>
    <meta:generator>LibreOffice/7.5.0.3$Linux_X86_64 LibreOffice_project/50$Build-3</meta:generator>
    <dc:date>2023-02-22T10:38:15.137748553</dc:date>
    <meta:editing-duration>PT3M6S</meta:editing-duration>
    <meta:editing-cycles>3</meta:editing-cycles>
    <meta:document-statistic meta:table-count="0" meta:image-count="0" meta:object-count="0" meta:page-count="1" meta:paragraph-count="3" meta:word-count="32" meta:character-count="193" meta:non-whitespace-character-count="164"/>
  </office:meta>
</office:document-meta>
</file>